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er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chelbeere Johannisbee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nchel Brokko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hlrab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dieschen Salatrauk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uckererb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nness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ehr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menkohl Kohlrabi Koh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rtoffel Erb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ffbohne Dicke Boh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uch Schnittlau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uehlingszwiebel Kraeu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at Tomat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waechshaus ne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eren Minz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umen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ielmus Rettich Radiesch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rkohl Herbstrübe, Rettich Stielmus Radiesch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cke Boh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habarber Karott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mbeer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m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raeuter Blum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raeuter?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um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rtoffel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hn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h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waechshaus alt Sala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tagonisches Eisenkrau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aschenkuerbi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wiebel Mangol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ojibee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ohannisbeer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lume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raeuterschneck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rdbeere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uegelbe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iftbeet</text:p>
          </table:table-cell>
        </table:table-row>
        <table:table-row table:style-name="ro1" table:number-rows-repeated="104850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abelle1.A1:Tabelle1.B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5-07T15:08:02.084057534</dc:date>
    <meta:editing-duration>PT2M31S</meta:editing-duration>
    <meta:editing-cycles>1</meta:editing-cycles>
    <meta:document-statistic meta:table-count="1" meta:cell-count="114" meta:object-count="0"/>
  </office:meta>
</office:document-meta>
</file>